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BMC version 5.12 (cbmc-5.12-36-g5568f6482) 64-bit x86_64 linux</text:p>
      <text:p text:style-name="P3">Parsing arr.c</text:p>
      <text:p text:style-name="P3">Converting</text:p>
      <text:p text:style-name="P3">Type-checking arr</text:p>
      <text:p text:style-name="P3">Generating GOTO Program</text:p>
      <text:p text:style-name="P3">Adding CPROVER library (x86_64)</text:p>
      <text:p text:style-name="P3">Removal of function pointers and virtual functions</text:p>
      <text:p text:style-name="P3">Generic Property Instrumentation</text:p>
      <text:p text:style-name="P3">Running with 8 object bits, 56 offset bits (default)</text:p>
      <text:p text:style-name="P3"><office:annotation office:name="__Annotation__248_972325727"><dc:creator>Unknown Author</dc:creator><dc:date>2020-07-17T16:25:11.315309477</dc:date><text:p text:style-name="P5"><text:span text:style-name="T3">No mention of removing assignments.</text:span></text:p></office:annotation>Starting Bounded Model Checking<office:annotation-end office:name="__Annotation__248_972325727"/></text:p>
      <text:p text:style-name="P3">BMC at file &lt;built-in-additions&gt; line 20 (depth 1)</text:p>
      <text:p text:style-name="P3">Assignment to __CPROVER_alloca_object [64 bits]</text:p>
      <text:p text:style-name="P3">BMC at file &lt;built-in-additions&gt; line 14 (depth 2)</text:p>
      <text:p text:style-name="P3">Assignment to __CPROVER_dead_object [64 bits]</text:p>
      <text:p text:style-name="P3">BMC at file &lt;built-in-additions&gt; line 13 (depth 3)</text:p>
      <text:p text:style-name="P3">Assignment to __CPROVER_deallocated [64 bits]</text:p>
      <text:p text:style-name="P3">BMC at file &lt;built-in-additions&gt; line 17 (depth 4)</text:p>
      <text:p text:style-name="P3">Assignment to __CPROVER_malloc_is_new_array [1 bits]</text:p>
      <text:p text:style-name="P3">BMC at file &lt;built-in-additions&gt; line 15 (depth 5)</text:p>
      <text:p text:style-name="P3">Assignment to __CPROVER_malloc_object [64 bits]</text:p>
      <text:p text:style-name="P3">BMC at file &lt;built-in-additions&gt; line 16 (depth 6)</text:p>
      <text:p text:style-name="P3">Assignment to __CPROVER_malloc_size [64 bits]</text:p>
      <text:p text:style-name="P3">BMC at file &lt;built-in-additions&gt; line 18 (depth 7)</text:p>
      <text:p text:style-name="P3">Assignment to __CPROVER_memory_leak [64 bits]</text:p>
      <text:p text:style-name="P3">BMC at file &lt;built-in-additions&gt; line 8 (depth 8)</text:p>
      <text:p text:style-name="P3">Assignment to __CPROVER_next_thread_id [64 bits]</text:p>
      <text:p text:style-name="P3">BMC at file &lt;built-in-additions&gt; line 11 (depth 9)</text:p>
      <text:p text:style-name="P3">Assignment to __CPROVER_next_thread_key!0 [64 bits]</text:p>
      <text:p text:style-name="P3">BMC at file &lt;built-in-additions&gt; line 33 (depth 10)</text:p>
      <text:p text:style-name="P3">Assignment to __CPROVER_pipe_count [32 bits]</text:p>
      <text:p text:style-name="P3">BMC at file &lt;built-in-additions&gt; line 24 (depth 11)</text:p>
      <text:p text:style-name="P3">Assignment to __CPROVER_rounding_mode!0 [32 bits]</text:p>
      <text:p text:style-name="P3">BMC at file &lt;built-in-additions&gt; line 6 (depth 12)</text:p>
      <text:p text:style-name="P3">Assignment to __CPROVER_thread_id!0 [64 bits]</text:p>
      <text:p text:style-name="P3">BMC at file &lt;built-in-additions&gt; line 10 (depth 13)</text:p>
      <text:p text:style-name="P3">Assignment to __CPROVER_thread_key_dtors!0 [0 bits]</text:p>
      <text:p text:style-name="P3">BMC at file &lt;built-in-additions&gt; line 9 (depth 14)</text:p>
      <text:p text:style-name="P3">Assignment to __CPROVER_thread_keys!0 [0 bits]</text:p>
      <text:p text:style-name="P3">BMC at file &lt;built-in-additions&gt; line 7 (depth 15)</text:p>
      <text:p text:style-name="P3">Assignment to __CPROVER_threads_exited [0 bits]</text:p>
      <text:p text:style-name="P3">BMC at file arr.c line 2 (depth 17)</text:p>
      <text:p text:style-name="P3">BMC at file arr.c line 4 function main (depth 18)</text:p>
      <text:p text:style-name="P3">BMC at file arr.c line 5 function main (depth 20)</text:p>
      <text:p text:style-name="P3">BMC at file arr.c line 6 function main (depth 21)</text:p>
      <text:p text:style-name="P3">Assignment to main::1::i!0@1 [32 bits]</text:p>
      <text:p text:style-name="P3">BMC at file arr.c line 7 function main (depth 22)</text:p>
      <text:p text:style-name="P3"><office:annotation office:name="__Annotation__249_972325727"><dc:creator>Unknown Author</dc:creator><dc:date>2020-07-17T16:25:59.651577575</dc:date><text:p text:style-name="P5"><text:span text:style-name="T3">Does not use a with construct to assign value to arr[i]</text:span></text:p></office:annotation>Assignment to main::1::arr!0@1[cast(main::1::i!0@1, <text:soft-page-break/>signedbv[64])] [32 bits]<office:annotation-end office:name="__Annotation__249_972325727"/></text:p>
      <text:p text:style-name="P3">BMC at file arr.c line 8 function main (depth 23)</text:p>
      <text:p text:style-name="P3">BMC at file arr.c line 9 function main (depth 24)</text:p>
      <text:p text:style-name="P3">size of program expression: 38 steps</text:p>
      <text:p text:style-name="P3">simple slicing removed 2 assignments</text:p>
      <text:p text:style-name="P3">Generated 1 VCC(s), 1 remaining after simplification</text:p>
      <text:p text:style-name="P3">VERIFICATION CONDITIONS:</text:p>
      <text:p text:style-name="P3"/>
      <text:p text:style-name="P3">file arr.c line 8 function main</text:p>
      <text:p text:style-name="P3">assertion arr[i] == x</text:p>
      <text:p text:style-name="P3">{-1} __CPROVER_alloca_object#1 = NULL</text:p>
      <text:p text:style-name="P3">{-2} __CPROVER_dead_object#1 = NULL</text:p>
      <text:p text:style-name="P3">{-3} __CPROVER_deallocated#1 = NULL</text:p>
      <text:p text:style-name="P3">{-4} __CPROVER_malloc_is_new_array#1 </text:p>
      <text:p text:style-name="P4">{1} <office:annotation office:name="__Annotation__250_972325727"><dc:creator>Unknown Author</dc:creator><dc:date>2020-07-17T16:28:07.075926716</dc:date><text:p text:style-name="P5"><text:span text:style-name="T3">Here replaces a[i] by 23 but I have also seen it in other versions referred to as a[[0]]</text:span></text:p></office:annotation>main::1::x!0@1#1 = 23<office:annotation-end office:name="__Annotation__250_972325727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7-17T16:29:46.334417894</dc:date>
    <meta:editing-duration>PT5M6S</meta:editing-duration>
    <meta:editing-cycles>1</meta:editing-cycles>
    <meta:document-statistic meta:table-count="0" meta:image-count="0" meta:object-count="0" meta:page-count="2" meta:paragraph-count="60" meta:word-count="364" meta:character-count="2593" meta:non-whitespace-character-count="2288"/>
  </office:meta>
</office:document-meta>
</file>